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se</text:span><text:span text:style-name="T2"> </text:span><text:span text:style-name="T1">é o curso de Orientação a Objetos com Java.</text:span><text:span text:style-name="T2"> </text:span><text:span text:style-name="T1">Meu nome é Eduardo Guerra e hoje vamos falar sobre como criar classes Java.</text:span><text:span text:style-name="T2"> </text:span><text:span text:style-name="T1">Eu sei que você estava aí assistindo às aulas de classes louco para</text:span><text:span text:style-name="T2"> </text:span><text:span text:style-name="T1">botar o mão no código, então vamos falar de código hoje.</text:span><text:span text:style-name="T2"> </text:span><text:span text:style-name="T1">Vamos ver como implementar na prática esses conceitos aí de classes,</text:span><text:span text:style-name="T2"> </text:span><text:span text:style-name="T1">aprender a criar e instanciar classes, colocar atributo,</text:span><text:span text:style-name="T2"> </text:span><text:span text:style-name="T1">método, eu sei que você está doido para ver como fazer isso aí Java.</text:span><text:span text:style-name="T2"> </text:span><text:span text:style-name="T1">Eu vou chamar aqui o meu amigo Duck, certo?</text:span><text:span text:style-name="T2"> </text:span><text:span text:style-name="T1">Que vai falar para vocês aqui que Java quase tudo é uma classe.</text:span><text:span text:style-name="T2"> </text:span><text:span text:style-name="T1">Basicamente quase tudo o que você for criar Java é classe e a gente faz</text:span><text:span text:style-name="T2"> </text:span><text:span text:style-name="T1">isso usando essa diretriz aqui Public e Class e o nome da classe que a gente quer.</text:span><text:span text:style-name="T2"> </text:span><text:span text:style-name="T1">Bom, como a gente pode ter, por exemplo,</text:span><text:span text:style-name="T2"> </text:span><text:span text:style-name="T1">sistema que tenha muitas classes e muitas vezes, às vezes, por exemplo,</text:span><text:span text:style-name="T2"> </text:span><text:span text:style-name="T1">você tem conceitos que às vezes podem ser interpretados de forma diferente,</text:span><text:span text:style-name="T2"> </text:span><text:span text:style-name="T1">então eu posso ter, por exemplo, sistema, carrinho, uma classe Carrinho,</text:span><text:span text:style-name="T2"> </text:span><text:span text:style-name="T1">que é o carrinho de compras, mas eu posso ter uma loja que vende carrinhos de</text:span><text:span text:style-name="T2"> </text:span><text:span text:style-name="T1">brinquedo, e então é importante a gente de uma certa forma ter uma,</text:span><text:span text:style-name="T2"> </text:span><text:span text:style-name="T1">como se fosse diretório para a gente estar colocando as classes.</text:span><text:span text:style-name="T2"> </text:span><text:span text:style-name="T1">A gente faz isso através dos packages, os pacotes.</text:span><text:span text:style-name="T2"> </text:span><text:span text:style-name="T1">Então a gente faz isso colocando logo no começo aqui,</text:span><text:span text:style-name="T2"> </text:span><text:span text:style-name="T1">essa, dizendo package e o nome do pacote que a gente está colocando.</text:span><text:span text:style-name="T2"> </text:span><text:span text:style-name="T1">Então no caso aí a gente está colocando a classe Carro no pacote org.veículos.</text:span><text:span text:style-name="T2"> </text:span><text:span text:style-name="T1">E aí é aquela coisa, de toda a vez que a gente precisar usar uma classe, certo?</text:span><text:span text:style-name="T2"> </text:span><text:span text:style-name="T1">A gente tem que importar ou a classe ou o pacote que ela está.</text:span><text:span text:style-name="T2"> </text:span><text:span text:style-name="T1">Então por exemplo, se eu quero usar a classe Math, para poder usar as</text:span><text:span text:style-name="T2"> </text:span><text:span text:style-name="T1">operações aí matemáticas, eu posso usar aí o Import java lang Math.</text:span><text:span text:style-name="T2"> </text:span><text:span text:style-name="T1">Então no caso aqui, por exemplo, da minha, da classe que eu dei o exemplo,</text:span><text:span text:style-name="T2"> </text:span><text:span text:style-name="T1">a classe Carro, eu poderia, se eu quisesse usar essa classe fora dali,</text:span><text:span text:style-name="T2"> </text:span><text:span text:style-name="T1">eu poderia dar Import org.veículos.* ou</text:span><text:span text:style-name="T2"> </text:span><text:span text:style-name="T1">org.veículos.carro para importar somente aquela classe.</text:span><text:span text:style-name="T2"> </text:span><text:span text:style-name="T1">Certo?</text:span><text:span text:style-name="T2"> </text:span><text:span text:style-name="T1">Bom, a informação que a classe precisa de ter,</text:span><text:span text:style-name="T2"> </text:span><text:span text:style-name="T1">ela é armazenada ali atributos, então eu faço da</text:span><text:span text:style-name="T2"> </text:span><text:span text:style-name="T1">seguinte forma: Você que já provavelmente tem experiência alguma outra linguagem,</text:span><text:span text:style-name="T2"> </text:span><text:span text:style-name="T1">é como se eu estivesse declarando variáveis dentro da minha classe.</text:span><text:span text:style-name="T2"> </text:span><text:span text:style-name="T1">Então estou dizendo que a classe Carro,</text:span><text:span text:style-name="T2"> </text:span><text:span text:style-name="T1">ela tem a informação potência e ela tem a informação velocidade.</text:span><text:span text:style-name="T2"> </text:span><text:span text:style-name="T1">Olhando com mais detalhe aqui para o atributo, todo o atributo ele</text:span><text:span text:style-name="T2"> </text:span><text:span text:style-name="T1">precisa ter tipo, então no caso aqui ele é inteiro, certo?</text:span><text:span text:style-name="T2"> </text:span><text:span text:style-name="T1">E ele pode ser do tipo primitivo ou de uma classe.</text:span><text:span text:style-name="T2"> </text:span><text:span text:style-name="T1">Pegando aqui os outros exemplos, a potência ali é inteiro,</text:span><text:span text:style-name="T2"> </text:span><text:span text:style-name="T1">a velocidade seria ali do tipo Float.flutuante.</text:span><text:span text:style-name="T2"> </text:span><text:span text:style-name="T1">E se a gente quiser criar carro?</text:span><text:span text:style-name="T2"> </text:span><text:span text:style-name="T1">Então para criar carro a gente usa o operador New.</text:span><text:span text:style-name="T2"> </text:span><text:span text:style-name="T1">Então eu estou criando ali o meu fusca, então eu dou o carro fusca,</text:span><text:span text:style-name="T2"> </text:span><text:span text:style-name="T1">estou declarando a variável fusca como do tipo carro e estou,</text:span><text:span text:style-name="T2"> </text:span><text:span text:style-name="T1">o New diz assim, olha estou criando uma nova instância da classe Carro.</text:span><text:span text:style-name="T2"> </text:span><text:span text:style-name="T1">Para acessar os atributos então desse carro eu posso usar a fusca.potencia</text:span><text:span text:style-name="T2"> </text:span><text:span text:style-name="T1">para acessar essa variável potência e posso usar por exemplo, eu posso tanto</text:span><text:span text:style-name="T2"> </text:span><text:span text:style-name="T1">notificar essa variável quanto recuperar ela, então o fusca.potencia,</text:span><text:span text:style-name="T2"> </text:span><text:span text:style-name="T1">por exemplo, igual a 2, como a gente está vendo no exemplo aqui do lado, certo?</text:span><text:span text:style-name="T2"> </text:span><text:span text:style-name="T1">Ele está colocando 2 nessa variável potência,</text:span><text:span text:style-name="T2"> </text:span><text:span text:style-name="T1">aí quando eu faço v=fusca.velocidade, ele está recuperando essa informação.</text:span><text:span text:style-name="T2"> </text:span><text:span text:style-name="T1">A classe ela também pode ter comportamento e como a gente viu na aula anterior,</text:span><text:span text:style-name="T2"> </text:span><text:span text:style-name="T1">esse comportamento a gente define a partir de métodos.</text:span><text:span text:style-name="T2"> </text:span><text:span text:style-name="T1">Então por exemplo, eu tenho aí o meu método acelerar que vai estar somando</text:span><text:span text:style-name="T2"> </text:span><text:span text:style-name="T1">a potência da velocidade e eu tenho o meu método frear que vai estar diminuindo</text:span><text:span text:style-name="T2"> </text:span><text:span text:style-name="T1">a velocidade sempre por 2, no caso aí, multiplicando por 0.5.</text:span><text:span text:style-name="T2"> </text:span><text:span text:style-name="T1">Então vamos ver pouquinho de detalhe sobre os métodos.</text:span><text:span text:style-name="T2"> </text:span><text:span text:style-name="T1">O método ele tem retorno, no caso aí o Void ele é</text:span><text:span text:style-name="T2"> </text:span><text:span text:style-name="T1">retorno que na verdade estou dizendo que não retorna nada,</text:span><text:span text:style-name="T2"> </text:span><text:span text:style-name="T1">o método ele pode ter parâmetros ou não, no caso Acelerar não tem, certo?</text:span><text:span text:style-name="T2"> </text:span><text:span text:style-name="T1">E normalmente o método numa classe que tem estado, ele vai fazer alguma coisa</text:span><text:span text:style-name="T2"> </text:span><text:span text:style-name="T1">relação ao estado da classe, ou retornar uma informação ou modificar aquele estado.</text:span><text:span text:style-name="T2"> </text:span><text:span text:style-name="T1">E para chamar o método é bem parecido aí com atributo, certo?</text:span><text:span text:style-name="T2"> </text:span><text:span text:style-name="T1">Só que a gente coloca os parêntesis e aí passa os parâmetros se tiver.</text:span><text:span text:style-name="T2"> </text:span><text:span text:style-name="T1">Se não tiver a gente simplesmente bota parâmetros, então, fusca.acelerar,</text:span><text:span text:style-name="T2"> </text:span><text:span text:style-name="T1">fusca.frear, seria a forma de estar invocando aqueles métodos, está certo?</text:span><text:span text:style-name="T2"> </text:span><text:span text:style-name="T1">Então nessa aula aqui, olha quanta coisa aí a gente aprendeu.</text:span><text:span text:style-name="T2"> </text:span><text:span text:style-name="T1">A gente aprendeu aí Java estar criando classe, declarando atributo,</text:span><text:span text:style-name="T2"> </text:span><text:span text:style-name="T1">adicionando métodos e como instanciar os objetos,</text:span><text:span text:style-name="T2"> </text:span><text:span text:style-name="T1">sabendo aí também como usar os atributos e invocar aí os métodos.</text:span><text:span text:style-name="T2"> </text:span><text:span text:style-name="T1">Então espero que com isso aí a gente tenha dado geral aí na criação</text:span><text:span text:style-name="T2"> </text:span><text:span text:style-name="T1">de classes Java e </text:span><text:soft-page-break/><text:span text:style-name="T1">agora você já sabe como criar e instanciar classes,</text:span><text:span text:style-name="T2"> </text:span><text:span text:style-name="T1">colocando atributos e métodos aí na linguagem Java.</text:span><text:span text:style-name="T2"> </text:span><text:span text:style-name="T1">Muito obrigado por assistir à aula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3</meta:editing-cycles>
    <meta:generator>LibreOffice/4.4.5.2$Windows_x86 LibreOffice_project/a22f674fd25a3b6f45bdebf25400ed2adff0ff99</meta:generator>
    <dc:date>2017-01-06T07:15:40.444000000</dc:date>
    <meta:document-statistic meta:table-count="0" meta:image-count="0" meta:object-count="0" meta:page-count="2" meta:paragraph-count="1" meta:word-count="857" meta:character-count="4814" meta:non-whitespace-character-count="3957"/>
    <meta:user-defined meta:name="Info 1"/>
    <meta:user-defined meta:name="Info 2"/>
    <meta:user-defined meta:name="Info 3"/>
    <meta:user-defined meta:name="Info 4"/>
  </office:meta>
</office:document-meta>
</file>